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4.348cm" fo:min-width="4.098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4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29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2.11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Kontext und Rollen</text:span></text:p>
          </draw:text-box>
        </draw:frame>
        <draw:frame presentation:style-name="pr2" draw:text-style-name="P2" draw:layer="layout" svg:width="8.1cm" svg:height="2.11cm" svg:x="9.9cm" svg:y="2.89cm" presentation:class="subtitle" presentation:user-transformed="true">
          <draw:text-box>
            <text:p>💩<text:span text:style-name="T1">→ </text:span><text:span text:style-name="T2">KI</text:span><text:span text:style-name="T1"> →</text:span> 💩</text:p>
          </draw:text-box>
        </draw:frame>
        <draw:custom-shape draw:style-name="gr1" draw:text-style-name="P3" draw:layer="layout" svg:width="6.5cm" svg:height="6.5cm" svg:x="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6.5cm" svg:height="6.5cm" svg:x="14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4.187cm" svg:height="2.36cm" svg:x="9cm" svg:y="8.64cm">
          <draw:text-box>
            <text:p><text:span text:style-name="T1">Dein Kontext:</text:span></text:p>
            <text:p><text:span text:style-name="T1">Deine aktuelle</text:span></text:p>
            <text:p><text:span text:style-name="T1">Situation</text:span></text:p>
          </draw:text-box>
        </draw:frame>
        <draw:frame draw:style-name="gr3" draw:text-style-name="P4" draw:layer="layout" svg:width="5.717cm" svg:height="2.36cm" svg:x="14.783cm" svg:y="8.64cm">
          <draw:text-box>
            <text:p><text:span text:style-name="T1">Kontext der KI: </text:span></text:p>
            <text:p><text:span text:style-name="T1">Alle Trainingsdaten/</text:span></text:p>
            <text:p><text:span text:style-name="T1">Das Interne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10.815cm" svg:x="1.4cm" svg:y="3.685cm" presentation:class="outline" presentation:user-transformed="true">
          <draw:text-box>
            <text:p text:style-name="P5"><text:span text:style-name="T1">Wenn man mit einer KI kommunziert, kann man erstmal </text:span><text:span text:style-name="T1">davon ausgehen, dass aneinander vorbeigeredet wird, weil </text:span><text:span text:style-name="T1">sich die Kontexte wenig überlappen. Im Gegensatz zur </text:span><text:span text:style-name="T1">Kommunikation mit realen Personen, kann man der KI </text:span><text:span text:style-name="T1">Kontext und Rollen zuweisen.</text:span></text:p>
            <text:p text:style-name="P5"><text:span text:style-name="T1"/></text:p>
            <text:p text:style-name="P5"><text:span text:style-name="T1">Eure Aufgabe:</text:span></text:p>
            <text:list text:style-name="L1">
              <text:list-item>
                <text:p text:style-name="P6"><text:span text:style-name="T1">Scannt den QR-Code und probiert die vorbereiteten </text:span><text:span text:style-name="T1">Prompts aus.</text:span></text:p>
              </text:list-item>
            </text:list>
            <text:p text:style-name="P5"><text:span text:style-name="T1"/></text:p>
            <text:p text:style-name="P5"><text:span text:style-name="T1"/></text:p>
            <text:p text:style-name="P5"/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7T09:02:36.185500300</meta:creation-date>
    <dc:date>2025-06-17T11:18:11.160885900</dc:date>
    <meta:editing-duration>PT1H39M15S</meta:editing-duration>
    <meta:editing-cycles>2</meta:editing-cycles>
    <meta:generator>LibreOffice/25.2.4.3$Windows_X86_64 LibreOffice_project/33e196637044ead23f5c3226cde09b47731f7e27</meta:generator>
    <meta:document-statistic meta:object-count="33"/>
  </office:meta>
</office:document-meta>
</file>